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1087500009C04BBB69C4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Mono" svg:font-family="'Ubuntu Mono'" style:font-adornments="Gras" style:font-family-generic="modern" style:font-pitch="fixed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Ubuntu4" svg:font-family="Ubuntu" style:font-family-generic="swiss" style:font-pitch="variable"/>
    <style:font-face style:name="Ubuntu1" svg:font-family="Ubuntu" style:font-adornments="Gras" style:font-family-generic="swiss" style:font-pitch="variable"/>
    <style:font-face style:name="Ubuntu" svg:font-family="Ubuntu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187cm" fo:margin-left="1.572cm" table:align="left"/>
    </style:style>
    <style:style style:name="Tableau1.A" style:family="table-column">
      <style:table-column-properties style:column-width="15.187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text-properties style:font-name="Ubuntu3"/>
    </style:style>
    <style:style style:name="P3" style:family="paragraph" style:parent-style-name="Standard">
      <style:paragraph-properties fo:text-align="end" style:justify-single-word="false"/>
      <style:text-properties style:font-name="Ubuntu3"/>
    </style:style>
    <style:style style:name="P4" style:family="paragraph" style:parent-style-name="Standard">
      <style:paragraph-properties fo:text-align="center" style:justify-single-word="false"/>
      <style:text-properties style:font-name="Ubuntu3"/>
    </style:style>
    <style:style style:name="P5" style:family="paragraph" style:parent-style-name="Standard">
      <style:text-properties style:font-name="Ubuntu3" officeooo:rsid="00822e3a" officeooo:paragraph-rsid="00822e3a"/>
    </style:style>
    <style:style style:name="P6" style:family="paragraph" style:parent-style-name="Standard">
      <style:text-properties style:font-name="Ubuntu3" officeooo:paragraph-rsid="00822e3a"/>
    </style:style>
    <style:style style:name="P7" style:family="paragraph" style:parent-style-name="Standard">
      <style:paragraph-properties fo:text-align="center" style:justify-single-word="false"/>
      <style:text-properties fo:color="#0047ff" style:font-name="Ubuntu3" fo:font-size="36pt" style:text-underline-style="none" officeooo:paragraph-rsid="0038b228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color="#0047ff" style:font-name="Ubuntu3" fo:font-size="36pt" style:text-underline-style="none" fo:font-weight="bold" officeooo:rsid="0038b228" officeooo:paragraph-rsid="0038b228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47ff" style:font-name="Ubuntu3" fo:font-size="26pt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fo:color="#0047ff" style:font-name="Ubuntu3" fo:font-size="26pt" style:text-underline-style="none" fo:font-weight="bold" officeooo:rsid="0087c8b1" officeooo:paragraph-rsid="003ae4f4" style:font-size-asian="26pt" style:font-weight-asian="bold" style:font-size-complex="26pt" style:font-weight-complex="bold"/>
    </style:style>
    <style:style style:name="P11" style:family="paragraph" style:parent-style-name="Standard">
      <style:text-properties style:font-name="Ubuntu4"/>
    </style:style>
    <style:style style:name="P12" style:family="paragraph" style:parent-style-name="Contents_20_1">
      <style:paragraph-properties>
        <style:tab-stops>
          <style:tab-stop style:position="18.724cm" style:type="right" style:leader-style="dotted" style:leader-text="."/>
        </style:tab-stops>
      </style:paragraph-properties>
      <style:text-properties style:font-name="Ubuntu3" officeooo:paragraph-rsid="003ae4f4"/>
    </style:style>
    <style:style style:name="P13" style:family="paragraph" style:parent-style-name="Contents_20_1">
      <style:paragraph-properties>
        <style:tab-stops>
          <style:tab-stop style:position="18.724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use-window-font-color="true" style:font-name="Ubuntu3" fo:font-size="11pt" fo:font-style="normal" fo:font-weight="normal" officeooo:rsid="00179746" officeooo:paragraph-rsid="0017974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left="5.001cm" fo:margin-right="0cm" fo:text-align="justify" style:justify-single-word="false" fo:text-indent="-4.001cm" style:auto-text-indent="false">
        <style:tab-stops/>
      </style:paragraph-properties>
      <style:text-properties style:font-name="DejaVu Sans1" fo:font-size="11pt" fo:font-weight="normal" officeooo:rsid="006b3d5b" officeooo:paragraph-rsid="006b3d5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Ubuntu3" officeooo:rsid="008ee4f1" officeooo:paragraph-rsid="008ee4f1"/>
    </style:style>
    <style:style style:name="P17" style:family="paragraph" style:parent-style-name="Standard">
      <style:text-properties style:font-name="Ubuntu3" officeooo:rsid="00822e3a" officeooo:paragraph-rsid="00822e3a"/>
    </style:style>
    <style:style style:name="P18" style:family="paragraph" style:parent-style-name="Heading_20_1">
      <style:text-properties officeooo:rsid="0087c8b1"/>
    </style:style>
    <style:style style:name="P19" style:family="paragraph" style:parent-style-name="Heading_20_1">
      <style:paragraph-properties fo:break-before="page"/>
      <style:text-properties officeooo:rsid="0087c8b1" officeooo:paragraph-rsid="00822e3a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008000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008000" style:text-outline="false" style:text-line-through-style="none" style:text-line-through-type="none" style:font-name="Liberation Sans1" fo:font-size="8pt" fo:font-style="italic" fo:text-shadow="none" style:text-underline-style="none" fo:font-weight="normal" style:letter-kerning="true" style:font-name-asian="Microsoft YaHei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Sans1"/>
    </style:style>
    <style:style style:name="T2" style:family="text">
      <style:text-properties style:font-name="DejaVu Sans1" officeooo:rsid="006b3d5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ee4f1" style:font-weight-asian="bold" style:font-weight-complex="bold"/>
    </style:style>
    <style:style style:name="T6" style:family="text">
      <style:text-properties style:font-name="Ubuntu4"/>
    </style:style>
    <style:style style:name="T7" style:family="text">
      <style:text-properties style:font-name="Ubuntu4" fo:font-size="8pt" style:font-size-asian="8pt" style:font-size-complex="8pt"/>
    </style:style>
    <style:style style:name="T8" style:family="text">
      <style:text-properties style:font-name="Ubuntu4" fo:font-size="8pt" officeooo:rsid="0087c8b1" style:font-size-asian="8pt" style:font-size-complex="8pt"/>
    </style:style>
    <style:style style:name="T9" style:family="text">
      <style:text-properties officeooo:rsid="008e0738"/>
    </style:style>
    <style:style style:name="T10" style:family="text">
      <style:text-properties officeooo:rsid="008ee4f1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pt" fo:font-style="normal" fo:text-shadow="none" style:text-underline-style="none" fo:font-weight="normal" style:letter-kerning="true" style:font-name-asian="Microsoft YaHei" style:font-size-asian="2pt" style:font-style-asian="normal" style:font-weight-asian="normal" style:font-name-complex="Mangal" style:font-size-complex="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000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italic" style:font-weight-asian="normal" style:font-name-complex="Mangal" style:font-size-complex="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Liberation Sans" fo:font-size="4pt" fo:font-style="italic" fo:text-shadow="none" style:text-underline-style="none" fo:font-weight="normal" style:letter-kerning="true" style:font-name-asian="Microsoft YaHei" style:font-size-asian="4pt" style:font-style-asian="italic" style:font-weight-asian="normal" style:font-name-complex="Mangal" style:font-size-complex="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28b22" style:text-outline="false" style:text-line-through-style="none" style:text-line-through-type="none" style:font-name="Liberation Sans1" fo:font-size="8pt" fo:font-style="italic" fo:text-shadow="none" style:text-underline-style="none" fo:font-weight="normal" style:letter-kerning="true" style:font-name-asian="DejaVu Sans Mono" style:font-size-asian="8pt" style:font-style-asian="italic" style:font-weight-asian="normal" style:font-name-complex="DejaVu Sans Mono" style:font-size-complex="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28b22" style:text-outline="false" style:text-line-through-style="none" style:text-line-through-type="none" style:font-name="Liberation Sans1" fo:font-size="4pt" fo:font-style="italic" fo:text-shadow="none" style:text-underline-style="none" fo:font-weight="normal" style:letter-kerning="true" style:font-name-asian="DejaVu Sans Mono" style:font-size-asian="4pt" style:font-style-asian="italic" style:font-weight-asian="normal" style:font-name-complex="DejaVu Sans Mono" style:font-size-complex="4pt" style:font-style-complex="italic" style:font-weight-complex="normal" style:text-emphasize="none" style:font-relief="none" style:text-overline-style="none" style:text-overline-color="font-color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list-style-name="L2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4">
      <style:graphic-properties draw:stroke="solid" svg:stroke-width="0.049cm" svg:stroke-color="#3deb3d" draw:marker-start="" draw:marker-start-width="0.355cm" draw:marker-start-center="false" draw:marker-end="Arrow" draw:marker-end-width="0.256cm" draw:marker-end-center="false" draw:fill="none" draw:fill-color="#729fcf" draw:textarea-horizontal-align="justify" draw:textarea-vertical-align="middle" fo:padding-top="0.15cm" fo:padding-bottom="0.15cm" fo:padding-left="0.275cm" fo:padding-right="0.275cm" draw:shadow="visible" draw:shadow-offset-x="0cm" draw:shadow-offset-y="0.049cm" draw:shadow-color="#e6e6ff" style:run-through="foreground"/>
    </style:style>
    <style:style style:name="gr8" style:family="graphic" style:list-style-name="L2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7">
      <style:graphic-properties draw:stroke="solid" svg:stroke-width="0.049cm" svg:stroke-color="#3deb3d" draw:marker-start="" draw:marker-start-width="0.355cm" draw:marker-start-center="false" draw:marker-end="Arrow" draw:marker-end-width="0.256cm" draw:marker-end-center="false" draw:fill="none" draw:fill-color="#729fcf" draw:textarea-horizontal-align="justify" draw:textarea-vertical-align="middle" fo:padding-top="0.15cm" fo:padding-bottom="0.15cm" fo:padding-left="0.275cm" fo:padding-right="0.275cm" draw:shadow="visible" draw:shadow-offset-x="0cm" draw:shadow-offset-y="0.071cm" draw:shadow-color="#e6e6ff" style:run-through="foreground"/>
    </style:style>
    <style:style style:name="gr11" style:family="graphic" style:list-style-name="L2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1">
      <style:graphic-properties draw:stroke="solid" svg:stroke-width="0.049cm" svg:stroke-color="#3deb3d" draw:marker-start="" draw:marker-start-width="0.355cm" draw:marker-start-center="false" draw:marker-end="Arrow" draw:marker-end-width="0.256cm" draw:marker-end-center="false" draw:fill="none" draw:fill-color="#729fcf" draw:textarea-horizontal-align="justify" draw:textarea-vertical-align="middle" fo:padding-top="0.15cm" fo:padding-bottom="0.15cm" fo:padding-left="0.275cm" fo:padding-right="0.275cm" draw:shadow="visible" draw:shadow-offset-x="0cm" draw:shadow-offset-y="0.071cm" draw:shadow-color="#e6e6ff" style:run-through="foreground"/>
    </style:style>
    <style:style style:name="gr15" style:family="graphic" style:list-style-name="L3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3">
      <style:graphic-properties draw:stroke="solid" svg:stroke-width="0.049cm" svg:stroke-color="#3deb3d" draw:marker-start="" draw:marker-start-width="0.355cm" draw:marker-start-center="false" draw:marker-end="Arrow" draw:marker-end-width="0.256cm" draw:marker-end-center="false" draw:fill="none" draw:fill-color="#729fcf" draw:textarea-horizontal-align="justify" draw:textarea-vertical-align="middle" fo:padding-top="0.15cm" fo:padding-bottom="0.15cm" fo:padding-left="0.275cm" fo:padding-right="0.275cm" draw:shadow="visible" draw:shadow-offset-x="0cm" draw:shadow-offset-y="0.071cm" draw:shadow-color="#e6e6ff" style:run-through="foreground"/>
    </style:style>
    <style:style style:name="gr17" style:family="graphic" style:list-style-name="L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span text:style-name="T6"><text:tab/></text:span><text:span text:style-name="T7">gng14</text:span><text:span text:style-name="T8">xxxx</text:span></text:p>
      <text:p text:style-name="P11"/>
      <text:p text:style-name="P2"/>
      <text:p text:style-name="P2"/>
      <text:p text:style-name="P2"/>
      <text:p text:style-name="P7"><text:span text:style-name="T5">Position from camera</text:span></text:p>
      <text:p text:style-name="P8"/>
      <text:p text:style-name="P10">sous-titre</text:p>
      <text:p text:style-name="P9"/>
      <text:p text:style-name="P9"/>
      <text:p text:style-name="P16">Comment passer des points d'une image à la position correspondante de l'objet</text:p>
      <text:p text:style-name="P16">dans les repères de la caméra (co), du robot (ro) et du terrain (abs).</text:p>
      <text:p text:style-name="P16">Ceci est illustré par la fonction <text:span text:style-name="T4">positionfromcamera15.m</text:span></text:p>
      <text:p text:style-name="P4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Contents_20_Heading"/>
            <text:table-of-content text:style-name="Sect1" text:protected="true" text:name="Table des matières1">
              <text:table-of-content-source text:outline-level="10">
                <text:index-title-template text:style-name="Contents_20_Heading">Contenu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span> </text:index-entry-span>
                  <text:index-entry-text/>
                  <text:index-entry-span> </text:index-entry-span>
                  <text:index-entry-tab-stop style:type="right" style:leader-char="."/>
                  <text:index-entry-span> </text:index-entry-span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2" text:name="Table des matières1_Head">
                  <text:p text:style-name="Contents_20_Heading">Contenu</text:p>
                </text:index-title>
                <text:p text:style-name="P13"><text:a xlink:type="simple" xlink:href="#__RefHeading__3965_536733792" text:style-name="Index_20_Link" text:visited-style-name="Index_20_Link">1. Premier point <text:tab/> 2</text:a></text:p>
                <text:p text:style-name="P13"><text:a xlink:type="simple" xlink:href="#__RefHeading__1037_1179349731" text:style-name="Index_20_Link" text:visited-style-name="Index_20_Link">2. Deuxième <text:tab/> 2</text:a></text:p>
              </text:index-body>
            </text:table-of-content>
            <text:p text:style-name="P12"/>
          </table:table-cell>
        </table:table-row>
      </table:table>
      <text:p text:style-name="P2"/>
      <text:p text:style-name="P2"/>
      <text:h text:style-name="P19" text:outline-level="1"><text:bookmark-start text:name="__RefHeading__3965_536733792"/><text:span text:style-name="T10">Disposition de l'ensemble</text:span><text:bookmark-end text:name="__RefHeading__3965_536733792"/></text:h>
      <text:p text:style-name="P5"><text:span text:style-name="T3">ref</text:span> : <text:s/><text:span text:style-name="T10">utilisation de positionfromcamera15.m</text:span></text:p>
      <text:p text:style-name="P5"><draw:g text:anchor-type="paragraph" draw:z-index="0" draw:style-name="gr1"><draw:frame draw:style-name="gr2" draw:text-style-name="P20" svg:width="19cm" svg:height="11.209cm" svg:x="0.002cm" svg:y="0cm"><draw:image xlink:href="Pictures/200000090001087500009C04BBB69C4F.wmf" xlink:type="simple" xlink:show="embed" xlink:actuate="onLoad"><text:p/></draw:image></draw:frame><draw:frame draw:style-name="gr3" draw:text-style-name="P22" svg:width="2.251cm" svg:height="1.251cm" svg:x="2cm" svg:y="1.376cm"><draw:text-box><text:p text:style-name="P21"><text:span text:style-name="T11">Capteur</text:span></text:p><text:p text:style-name="P21"><text:span text:style-name="T12">image avec</text:span></text:p><text:p text:style-name="P21"><text:span text:style-name="T12">distortion</text:span></text:p></draw:text-box></draw:frame><draw:line draw:style-name="gr4" draw:text-style-name="P20" svg:x1="3.626cm" svg:y1="1.375cm" svg:x2="4.626cm" svg:y2="1.125cm"><text:p/></draw:line><draw:frame draw:style-name="gr5" draw:text-style-name="P22" svg:width="2.251cm" svg:height="1.719cm" svg:x="2.875cm" svg:y="2.374cm"><draw:text-box><text:p text:style-name="P21"><text:span text:style-name="T11">Image</text:span></text:p><text:p text:style-name="P21"><text:span text:style-name="T11">redressée</text:span></text:p><text:p text:style-name="P21"><text:span text:style-name="T13"/></text:p><text:p text:style-name="P21"><text:span text:style-name="T12">dans le plan focal</text:span></text:p><text:p text:style-name="P21"><text:span text:style-name="T12">dans le repère <text:s text:c="3"/>caméra : <text:s text:c="2"/></text:span><text:span text:style-name="T14">im.co</text:span></text:p></draw:text-box></draw:frame><draw:line draw:style-name="gr6" draw:text-style-name="P20" svg:x1="4.626cm" svg:y1="2.375cm" svg:x2="5.126cm" svg:y2="1.625cm"><text:p/></draw:line><draw:path draw:style-name="gr7" draw:text-style-name="P20" svg:width="1.019cm" svg:height="0.874cm" svg:x="2.106cm" svg:y="1.875cm" svg:viewBox="0 0 1020 875" svg:d="M270 0c-750 375 250 750 750 875"><text:p/></draw:path><draw:frame draw:style-name="gr8" draw:text-style-name="P24" svg:width="1.595cm" svg:height="0.888cm" svg:x="1.376cm" svg:y="2.499cm"><draw:text-box><text:p text:style-name="P23"><text:span text:style-name="T15">pix2yz(</text:span><text:span text:style-name="T16"> </text:span><text:span text:style-name="T15">)</text:span></text:p></draw:text-box></draw:frame><draw:frame draw:style-name="gr9" draw:text-style-name="P22" svg:width="2.625cm" svg:height="1.639cm" svg:x="14.039cm" svg:y="5.457cm"><draw:text-box><text:p text:style-name="P21"><text:span text:style-name="T11">Objet</text:span></text:p><text:p text:style-name="P21"><text:span text:style-name="T13"/></text:p><text:p text:style-name="P21"><text:span text:style-name="T14">obj.co</text:span></text:p><text:p text:style-name="P21"><text:span text:style-name="T12">8 points considérés dans le <text:s/>plan X=300 du repère caméra </text:span><text:span text:style-name="T14">co</text:span></text:p></draw:text-box></draw:frame><draw:path draw:style-name="gr10" draw:text-style-name="P20" svg:width="9.374cm" svg:height="5.806cm" svg:x="4.877cm" svg:y="2.875cm" svg:viewBox="0 0 9375 5807" svg:d="M0 0c875 125 7125 9250 9375 4375"><text:p/></draw:path><draw:frame draw:style-name="gr11" draw:text-style-name="P25" svg:width="2.625cm" svg:height="0.627cm" svg:x="10.876cm" svg:y="8.625cm"><draw:text-box><text:p text:style-name="P23"><text:span text:style-name="T17">xfyz2objco(</text:span><text:span text:style-name="T18"> </text:span><text:span text:style-name="T17">)</text:span></text:p></draw:text-box></draw:frame><draw:frame draw:style-name="gr12" draw:text-style-name="P22" svg:width="2.625cm" svg:height="0.75cm" svg:x="13.877cm" svg:y="7.876cm"><draw:text-box><text:p text:style-name="P21"><text:span text:style-name="T12">Dans le repère du robot : <text:s/></text:span><text:span text:style-name="T14">obj.ro</text:span></text:p></draw:text-box></draw:frame><draw:frame draw:style-name="gr13" draw:text-style-name="P22" svg:width="2.627cm" svg:height="0.75cm" svg:x="13.125cm" svg:y="9.125cm"><draw:text-box><text:p text:style-name="P21"><text:span text:style-name="T12">Dans le repère du terrain </text:span><text:span text:style-name="T14">obj.abs</text:span></text:p></draw:text-box></draw:frame><draw:path draw:style-name="gr14" draw:text-style-name="P20" svg:width="0.378cm" svg:height="0.749cm" svg:x="14.747cm" svg:y="7.125cm" svg:viewBox="0 0 379 750" svg:d="M34 0c-145 250 220 375 345 750"><text:p/></draw:path><draw:frame draw:style-name="gr15" draw:text-style-name="P25" svg:width="1.5cm" svg:height="0.627cm" svg:x="14.877cm" svg:y="7.001cm"><draw:text-box><text:p text:style-name="P23"><text:span text:style-name="T17">co2ro(</text:span><text:span text:style-name="T18"> </text:span><text:span text:style-name="T17">)</text:span></text:p></draw:text-box></draw:frame><draw:path draw:style-name="gr16" draw:text-style-name="P20" svg:width="0.624cm" svg:height="0.624cm" svg:x="14.501cm" svg:y="8.5cm" svg:viewBox="0 0 625 625" svg:d="M625 0c-145 250-625 250-625 625"><text:p/></draw:path><draw:frame draw:style-name="gr17" draw:text-style-name="P25" svg:width="1.625cm" svg:height="0.578cm" svg:x="14.877cm" svg:y="8.557cm"><draw:text-box><text:p text:style-name="P23"><text:span text:style-name="T17">ro2abs(</text:span><text:span text:style-name="T18"> </text:span><text:span text:style-name="T17">)</text:span></text:p></draw:text-box></draw:frame></draw:g></text:p>
      <text:p text:style-name="P6"/>
      <text:h text:style-name="P18" text:outline-level="1"><text:bookmark-start text:name="__RefHeading__1037_1179349731"/>Deuxième <text:bookmark-end text:name="__RefHeading__1037_1179349731"/></text:h>
      <text:p text:style-name="P14"/>
      <text:p text:style-name="Standard"><text:span text:style-name="Source_20_Text"><text:span text:style-name="T2">&gt;&gt;&gt; </text:span></text:span><text:span text:style-name="Commande_5f_Linux"><text:span text:style-name="T9">child.sendline('z=zeros(3), disp("fin")')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Mono" svg:font-family="'Ubuntu Mono'" style:font-adornments="Gras" style:font-family-generic="modern" style:font-pitch="fixed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Ubuntu4" svg:font-family="Ubuntu" style:font-family-generic="swiss" style:font-pitch="variable"/>
    <style:font-face style:name="Ubuntu1" svg:font-family="Ubuntu" style:font-adornments="Gras" style:font-family-generic="swiss" style:font-pitch="variable"/>
    <style:font-face style:name="Ubuntu" svg:font-family="Ubuntu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Droid Sans Fallback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fr" fo:country="CH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0066cc" style:font-name="DejaVu Sans" fo:font-family="'DejaVu Sans'" style:font-style-name="Book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family="Ubuntu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361cm" style:type="center"/>
          <style:tab-stop style:position="18.724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>
        <style:tab-stops>
          <style:tab-stop style:position="18.724cm" style:type="right" style:leader-style="dotted" style:leader-text="."/>
        </style:tab-stops>
      </style:paragraph-properties>
      <style:text-properties fo:color="#0047ff" style:font-name="Ubuntu2" fo:font-family="Ubuntu" style:font-style-name="Normal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ande_5f_Linux" style:display-name="Commande_Linux" style:family="text">
      <style:text-properties fo:color="#808000" style:font-name="Ubuntu Mono" fo:font-family="'Ubuntu Mono'" style:font-style-name="Gras" style:font-family-generic="modern" style:font-pitch="fixed" fo:font-size="11pt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style:font-name="DejaVu Sans1"/>
    </style:style>
    <style:page-layout style:name="Mpm1">
      <style:page-layout-properties fo:page-width="21.001cm" fo:page-height="29.7cm" style:num-format="1" style:print-orientation="portrait" fo:margin-top="2cm" fo:margin-bottom="2cm" fo:margin-left="1.18cm" fo:margin-right="1.09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Disposition de l'ensemble</text:chapter></text:span> <text:s text:c="8"/><text:page-number text:select-page="current">2</text:page-number>/<text:page-count>2</text:page-count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22:53:48.773000000</meta:creation-date>
    <meta:editing-duration>PT50M3S</meta:editing-duration>
    <meta:editing-cycles>3</meta:editing-cycles>
    <meta:generator>LibreOffice/4.3.6.2$Windows_x86 LibreOffice_project/d50a87b2e514536ed401c18000dad4660b6a169e</meta:generator>
    <dc:date>2015-03-16T00:00:47.779000000</dc:date>
    <meta:document-statistic meta:table-count="1" meta:image-count="0" meta:object-count="0" meta:page-count="2" meta:paragraph-count="14" meta:word-count="61" meta:character-count="427" meta:non-whitespace-character-count="363"/>
    <meta:template xlink:type="simple" xlink:actuate="onRequest" xlink:title="Rapport - gng140923" xlink:href="file:///C:/Users/Francis/AppData/Roaming/LibreOffice/4/user/template/Rapport%20-%20gng140923.ott" meta:date="2015-03-15T22:53:48.233000000"/>
  </office:meta>
</office:document-meta>
</file>